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 text:display="non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8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73" style:family="text">
      <style:text-properties fo:font-size="18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4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 text:display="non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text:display="non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 text:display="non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9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 text:display="non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 text:display="non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4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 text:display="non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5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5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6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7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8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 text:display="non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8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8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9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 text:display="non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205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0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 text:display="non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219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2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 text:display="non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229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3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 text:display="non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247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4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left" fo:margin-top="5.00pt" fo:margin-bottom="5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top="5.00pt" fo:margin-bottom="5.00pt"/>
    </style:style>
    <style:style style:name="P5" style:family="paragraph">
      <style:paragraph-properties fo:line-height="100.00%" fo:text-align="left" fo:margin-top="5.00pt" fo:margin-bottom="5.00pt"/>
    </style:style>
    <style:style style:name="P6" style:family="paragraph">
      <style:paragraph-properties fo:line-height="100.00%" fo:text-align="left" fo:margin-top="5.00pt" fo:margin-bottom="5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top="5.00pt" fo:margin-bottom="5.00pt"/>
    </style:style>
    <style:style style:name="P8" style:family="paragraph">
      <style:paragraph-properties fo:line-height="100.00%" fo:text-align="left" fo:margin-top="5.00pt" fo:margin-bottom="5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top="5.00pt" fo:margin-bottom="5.00pt"/>
    </style:style>
    <style:style style:name="P10" style:family="paragraph">
      <style:paragraph-properties fo:line-height="100.00%" fo:text-align="left" fo:margin-top="5.00pt" fo:margin-bottom="5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top="5.00pt" fo:margin-bottom="5.00pt"/>
    </style:style>
    <style:style style:name="P12" style:family="paragraph">
      <style:paragraph-properties fo:line-height="100.00%" fo:text-align="left" fo:margin-top="5.00pt" fo:margin-bottom="5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top="5.00pt" fo:margin-bottom="5.00pt"/>
    </style:style>
    <style:style style:name="P14" style:family="paragraph">
      <style:paragraph-properties fo:line-height="100.00%" fo:text-align="left" fo:margin-left="36.00pt" fo:text-indent="0.00pt" fo:margin-top="5.00pt" fo:margin-bottom="5.00pt"/>
    </style:style>
    <style:style style:name="P15" style:family="paragraph">
      <style:paragraph-properties fo:line-height="100.00%" fo:text-align="left" fo:margin-top="5.00pt" fo:margin-bottom="5.00pt"/>
    </style:style>
    <style:style style:name="P16" style:family="paragraph">
      <style:paragraph-properties fo:line-height="100.00%" fo:text-align="left" fo:margin-left="36.00pt" fo:text-indent="0.00pt" fo:margin-top="5.00pt" fo:margin-bottom="5.00pt"/>
    </style:style>
    <style:style style:name="P17" style:family="paragraph">
      <style:paragraph-properties fo:line-height="100.00%" fo:text-align="left" fo:margin-top="5.00pt" fo:margin-bottom="5.00pt"/>
    </style:style>
    <style:style style:name="P18" style:family="paragraph">
      <style:paragraph-properties fo:line-height="100.00%" fo:text-align="left" fo:margin-left="36.00pt" fo:text-indent="0.00pt" fo:margin-top="5.00pt" fo:margin-bottom="5.00pt"/>
    </style:style>
    <style:style style:name="P19" style:family="paragraph">
      <style:paragraph-properties fo:line-height="100.00%" fo:text-align="left" fo:margin-top="5.00pt" fo:margin-bottom="5.00pt"/>
    </style:style>
    <style:style style:name="P20" style:family="paragraph">
      <style:paragraph-properties fo:line-height="100.00%" fo:text-align="left" fo:margin-left="36.00pt" fo:text-indent="0.00pt" fo:margin-top="5.00pt" fo:margin-bottom="5.00pt"/>
    </style:style>
    <style:style style:name="P21" style:family="paragraph">
      <style:paragraph-properties fo:line-height="100.00%" fo:text-align="left" fo:margin-top="5.00pt" fo:margin-bottom="5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top="5.00pt" fo:margin-bottom="5.00pt"/>
    </style:style>
    <style:style style:name="P23" style:family="paragraph">
      <style:paragraph-properties fo:line-height="100.00%" fo:text-align="left" fo:margin-top="5.00pt" fo:margin-bottom="5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top="5.00pt" fo:margin-bottom="5.00pt"/>
    </style:style>
    <style:style style:name="P25" style:family="paragraph">
      <style:paragraph-properties fo:line-height="100.00%" fo:text-align="left" fo:margin-top="5.00pt" fo:margin-bottom="5.00p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top="5.00pt" fo:margin-bottom="5.00pt"/>
    </style:style>
    <style:style style:name="P27" style:family="paragraph">
      <style:paragraph-properties fo:line-height="100.00%" fo:text-align="left" fo:margin-top="5.00pt" fo:margin-bottom="5.00pt"/>
    </style:style>
    <text:list-style style:name="L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top="5.00pt" fo:margin-bottom="5.00pt"/>
    </style:style>
    <style:style style:name="P29" style:family="paragraph">
      <style:paragraph-properties fo:line-height="100.00%" fo:text-align="left" fo:margin-top="5.00pt" fo:margin-bottom="5.00pt"/>
    </style:style>
    <text:list-style style:name="L3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top="5.00pt" fo:margin-bottom="5.00pt"/>
    </style:style>
    <style:style style:name="P3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Waygates were built near the major cities from the Ten Nations period.<text:s text:c="2"/>They were also build near all Ogier steddings.</text:span></text:p>
      <text:p text:style-name="P1"><text:span text:style-name="T2">Ten Nations:</text:span></text:p>
      <text:p text:style-name="P1"><text:span text:style-name="T3">Aelgar:</text:span><text:span text:style-name="T4"/></text:p>
      <text:p text:style-name="P1"><text:span text:style-name="T4"><text:tab/>Ancohima:<text:s text:c="2"/>near<text:s/></text:span><text:span text:style-name="T5">Karindi<text:s/></text:span><text:span text:style-name="T6">in Tarabon</text:span></text:p>
      <text:p text:style-name="P1"><text:span text:style-name="T6"><text:tab/>Condaris:<text:s text:c="2"/>???</text:span></text:p>
      <text:p text:style-name="P1"><text:span text:style-name="T6"><text:tab/>Mainelle:<text:s text:c="2"/></text:span><text:span text:style-name="T7">Tanchico</text:span><text:span text:style-name="T8"/></text:p>
      <text:p text:style-name="P1"><text:span text:style-name="T8"><text:tab/>Shar Honelle:<text:s text:c="2"/>???</text:span></text:p>
      <text:p text:style-name="P1"><text:span text:style-name="T9">Almoren:</text:span><text:span text:style-name="T10"/></text:p>
      <text:p text:style-name="P1"><text:span text:style-name="T10"><text:tab/>Al'cair'rahienallen:<text:s text:c="2"/></text:span><text:span text:style-name="T11">Cairhien</text:span><text:span text:style-name="T12"/></text:p>
      <text:p text:style-name="P1"><text:span text:style-name="T12"><text:tab/>Jennshain:<text:s text:c="2"/>???</text:span></text:p>
      <text:p text:style-name="P1"><text:span text:style-name="T13">Aramaelle:</text:span><text:span text:style-name="T14"/></text:p>
      <text:p text:style-name="P1"><text:span text:style-name="T14"><text:tab/>Mafal Dadaranell:<text:s text:c="2"/></text:span><text:span text:style-name="T15">Fal Dara</text:span><text:span text:style-name="T16"/></text:p>
      <text:p text:style-name="P1"><text:span text:style-name="T16"><text:tab/>Anolle'sanna:<text:s text:c="2"/>???</text:span></text:p>
      <text:p text:style-name="P1"><text:span text:style-name="T16"><text:tab/>Cuebiyarsande:<text:s text:c="2"/>???</text:span></text:p>
      <text:p text:style-name="P1"><text:span text:style-name="T16"><text:tab/>Rahime Naille:<text:s text:c="2"/>???</text:span></text:p>
      <text:p text:style-name="P1"><text:span text:style-name="T17">Aridhol:</text:span><text:span text:style-name="T18"/></text:p>
      <text:p text:style-name="P2"><text:span text:style-name="T18"><text:tab/>Aridhol:<text:s text:c="2"/></text:span><text:span text:style-name="T19">Shadar Logoth</text:span><text:span text:style-name="T20"><text:s/>is located a few hours' ride from the town of<text:s/></text:span><text:a xlink:href="/wiki/Baerlon"><text:span text:style-name="T22">Baerlon</text:span></text:a><text:span text:style-name="T23"><text:s/>in western<text:s/></text:span><text:a xlink:href="/wiki/Andor"><text:span text:style-name="T25">Andor</text:span></text:a><text:span text:style-name="T26">. It is located north and east of the town across hilly country, on the southern banks of the<text:s/></text:span><text:a xlink:href="/wiki/Arinelle"><text:span text:style-name="T28">River Arinelle</text:span></text:a><text:span text:style-name="T29">.</text:span></text:p>
      <text:p text:style-name="P2"><text:span text:style-name="T29"><text:tab/>Abor'maseleine:<text:s text:c="2"/>???</text:span></text:p>
      <text:p text:style-name="P2"><text:span text:style-name="T29"><text:tab/>Cyrendemar'naille:<text:s text:c="2"/>???</text:span></text:p>
      <text:p text:style-name="P2"><text:span text:style-name="T30">Coremanda:</text:span><text:span text:style-name="T31"/></text:p>
      <text:p text:style-name="P2"><text:span text:style-name="T31"><text:tab/>Shaemal:<text:s text:c="2"/>???</text:span></text:p>
      <text:p text:style-name="P2"><text:span text:style-name="T31"><text:tab/>Braem:<text:s text:c="2"/></text:span><text:span text:style-name="T32">New Braem</text:span><text:span text:style-name="T33"/></text:p>
      <text:p text:style-name="P2"><text:span text:style-name="T33"><text:tab/>Nailine Samfara:<text:s text:c="2"/>???</text:span></text:p>
      <text:p text:style-name="P2"><text:span text:style-name="T33"><text:tab/>Hai Caemlyn:<text:s/></text:span><text:span text:style-name="T34">Caemlyn</text:span><text:span text:style-name="T35"/></text:p>
      <text:p text:style-name="P3"><text:span text:style-name="T36">Eharon:</text:span><text:span text:style-name="T37"/></text:p>
      <text:p text:style-name="P3"><text:span text:style-name="T37"><text:tab/>Londaren Cor:<text:s text:c="2"/></text:span><text:span text:style-name="T38">So Eban</text:span><text:span text:style-name="T39"/></text:p>
      <text:p text:style-name="P3"><text:span text:style-name="T39"><text:tab/>Barashta:<text:s text:c="2"/></text:span><text:span text:style-name="T40">Ebou Dar</text:span><text:span text:style-name="T41"/></text:p>
      <text:p text:style-name="P3"><text:span text:style-name="T41"><text:tab/>Dorelle Caromon:<text:s text:c="2"/></text:span><text:span text:style-name="T42">Illian</text:span><text:span text:style-name="T43"/></text:p>
      <text:p text:style-name="P3"><text:span text:style-name="T44">Essenia:</text:span><text:span text:style-name="T45"/></text:p>
      <text:p text:style-name="P3"><text:span text:style-name="T45"><text:tab/>Aren Mador:<text:s text:c="2"/></text:span><text:span text:style-name="T46">Far Madding</text:span><text:span text:style-name="T47"/></text:p>
      <text:p text:style-name="P3"><text:span text:style-name="T47"><text:tab/>Tear:<text:s text:c="2"/></text:span><text:span text:style-name="T48">Tear</text:span><text:span text:style-name="T49"/></text:p>
      <text:p text:style-name="P3"><text:span text:style-name="T49"><text:tab/>Dalsande: ???</text:span></text:p>
      <text:p text:style-name="P3"><text:span text:style-name="T50">Jaramide:</text:span><text:span text:style-name="T51"/></text:p>
      <text:p text:style-name="P3"><text:span text:style-name="T51"><text:tab/>Deranbar:<text:s text:c="2"/></text:span><text:span text:style-name="T52">Maradon</text:span><text:span text:style-name="T53"/></text:p>
      <text:p text:style-name="P3"><text:span text:style-name="T54">Manetheren:</text:span><text:span text:style-name="T55"/></text:p>
      <text:p text:style-name="P3"><text:span text:style-name="T55"><text:tab/>Manetheren: west of<text:s/></text:span><text:span text:style-name="T56">Emonds Field</text:span><text:span text:style-name="T57"/></text:p>
      <text:p text:style-name="P3"><text:span text:style-name="T57"><text:tab/>Coratheren:<text:s text:c="2"/>???</text:span></text:p>
      <text:p text:style-name="P3"><text:span text:style-name="T57"><text:tab/>Jara'copan:<text:s text:c="2"/>South of Manetheren, still in the Two Rivers by the Mountains of Mist</text:span></text:p>
      <text:p text:style-name="P3"><text:span text:style-name="T57"><text:tab/>Shanaine:<text:s text:c="2"/></text:span><text:span text:style-name="T58">Jehannah</text:span><text:span text:style-name="T59"/></text:p>
      <text:p text:style-name="P3"><text:span text:style-name="T60">Safer:</text:span><text:span text:style-name="T61"/></text:p>
      <text:p text:style-name="P3"><text:span text:style-name="T61"><text:tab/>Iman:<text:s text:c="2"/></text:span><text:span text:style-name="T62">Katar</text:span><text:span text:style-name="T63"/></text:p>
      <text:p text:style-name="P3"><text:span text:style-name="T64">Tar Valon:</text:span><text:span text:style-name="T65"/></text:p>
      <text:p text:style-name="P3"><text:span text:style-name="T65"><text:tab/>Tar Valon:<text:s text:c="2"/>Same location</text:span></text:p>
      <text:p text:style-name="P3"><text:span text:style-name="T65">------------------------------------------------------------------------------------------------------------------</text:span></text:p>
      <text:p text:style-name="P3"><text:span text:style-name="T66">Steddings:</text:span><text:span text:style-name="T67"/></text:p>
      <text:p text:style-name="P4"><text:span text:style-name="T68">List of<text:s/></text:span><text:span text:style-name="T69">stedding</text:span><text:span text:style-name="T70">HYPERLINK "http://wot.wikia.com/index.php?title=Stedding&amp;action=edit&amp;section=4"</text:span><draw:frame text:anchor-type="as-char" svg:width="76.20mm" svg:height="25.40mm" style:rel-width="scale" style:rel-height="scale"><draw:object-ole xlink:href="OleObj1"/><draw:image xlink:href="ObjectReplacements/OleObj1"/></draw:frame><text:a xlink:href="http://wot.wikia.com/index.php?title=Stedding&amp;action=edit&amp;section=4"><text:span text:style-name="T73">Edit</text:span></text:a><text:span text:style-name="T74"/></text:p>
      <text:p text:style-name="P5"><text:span text:style-name="T75">The average population of a<text:s/></text:span><text:span text:style-name="T76">stedding</text:span><text:span text:style-name="T77"><text:s/>is thought to be around six thousand Ogier, although this number is not thought to be very accurate. There are currently forty-one populated steddings.</text:span></text:p>
      <text:p text:style-name="P5"><text:span text:style-name="T78">HYPERLINK "http://images.wikia.com/wot/images/1/16/Stedding.jpg"</text:span><draw:frame text:anchor-type="as-char" svg:width="47.63mm" svg:height="36.25mm" style:rel-width="scale" style:rel-height="scale"><draw:object-ole xlink:href="OleObj2"/><draw:image xlink:href="ObjectReplacements/OleObj2"/></draw:frame><text:span text:style-name="T80">HYPERLINK "http://images.wikia.com/wot/images/1/16/Stedding.jpg"HYPERLINK "/wiki/File:Stedding.jpg"</text:span><text:span text:style-name="T81">An Ogier<text:s/></text:span><text:span text:style-name="T82">stedding</text:span><text:span text:style-name="T83">. </text:span></text:p>
      <text:p text:style-name="P5"><draw:frame text:anchor-type="as-char" svg:width="4.23mm" svg:height="4.23mm" style:rel-width="scale" style:rel-height="scale"><draw:object-ole xlink:href="OleObj3"/><draw:image xlink:href="ObjectReplacements/OleObj3"/></draw:frame><text:span text:style-name="T85">Added by<text:s/></text:span><text:a xlink:href="/wiki/User:Jaymach"><text:span text:style-name="T87">Jaymach</text:span></text:a><text:span text:style-name="T88"><text:s/></text:span></text:p>
      <text:p text:style-name="P6"><text:span text:style-name="T89">The Spine of The world</text:span><text:span text:style-name="T90">HYPERLINK "http://wot.wikia.com/index.php?title=Stedding&amp;action=edit&amp;section=5"</text:span><draw:frame text:anchor-type="as-char" svg:width="76.20mm" svg:height="25.40mm" style:rel-width="scale" style:rel-height="scale"><draw:object-ole xlink:href="OleObj4"/><draw:image xlink:href="ObjectReplacements/OleObj4"/></draw:frame><text:a xlink:href="http://wot.wikia.com/index.php?title=Stedding&amp;action=edit&amp;section=5"><text:span text:style-name="T93">Edit</text:span></text:a><text:span text:style-name="T94"/></text:p>
      <text:list text:style-name="L7">
        <text:list-item>
          <text:p text:style-name="P7"><text:span text:style-name="T95">Stedding</text:span><text:span text:style-name="T96"><text:s/>Cantoine </text:span></text:p>
        </text:list-item>
        <text:list-item>
          <text:p text:style-name="P7"><text:span text:style-name="T97">Stedding</text:span><text:span text:style-name="T98"><text:s/>Qichen </text:span></text:p>
        </text:list-item>
        <text:list-item>
          <text:p text:style-name="P7"><text:span text:style-name="T99">Stedding</text:span><text:span text:style-name="T100"><text:s/>Sanshen </text:span></text:p>
        </text:list-item>
        <text:list-item>
          <text:p text:style-name="P7"><text:span text:style-name="T101">Stedding</text:span><text:span text:style-name="T102"><text:s/>Handu </text:span></text:p>
        </text:list-item>
        <text:list-item>
          <text:p text:style-name="P7"><text:span text:style-name="T103">Stedding</text:span><text:span text:style-name="T104"><text:s/>Chanti </text:span></text:p>
        </text:list-item>
        <text:list-item>
          <text:p text:style-name="P7"><text:span text:style-name="T105">Stedding</text:span><text:span text:style-name="T106"><text:s/>Lantoine </text:span></text:p>
        </text:list-item>
        <text:list-item>
          <text:p text:style-name="P7"><text:span text:style-name="T107">Stedding</text:span><text:span text:style-name="T108"><text:s/>Yongen </text:span></text:p>
        </text:list-item>
        <text:list-item>
          <text:p text:style-name="P7"><text:span text:style-name="T109">Stedding</text:span><text:span text:style-name="T110"><text:s/>Mashon </text:span></text:p>
        </text:list-item>
        <text:list-item>
          <text:p text:style-name="P7"><text:span text:style-name="T111">Stedding</text:span><text:span text:style-name="T112"><text:s/>Sintiang </text:span></text:p>
        </text:list-item>
        <text:list-item>
          <text:p text:style-name="P7"><text:span text:style-name="T113">Stedding</text:span><text:span text:style-name="T114"><text:s/>Taijing </text:span></text:p>
        </text:list-item>
        <text:list-item>
          <text:p text:style-name="P7"><text:span text:style-name="T115">Stedding</text:span><text:span text:style-name="T116"><text:s/>Kolomon </text:span></text:p>
        </text:list-item>
        <text:list-item>
          <text:p text:style-name="P7"><text:span text:style-name="T117">Stedding</text:span><text:span text:style-name="T118"><text:s/>Daiting </text:span></text:p>
        </text:list-item>
        <text:list-item>
          <text:p text:style-name="P7"><text:span text:style-name="T119">Stedding</text:span><text:span text:style-name="T120"><text:s/></text:span><text:a xlink:href="/wiki/Stedding_Shangtai"><text:span text:style-name="T122">Shangtai</text:span></text:a><text:span text:style-name="T123"/></text:p>
        </text:list-item>
      </text:list>
      <text:p text:style-name="P8"><text:span text:style-name="T124">Kinslayer's Dagger</text:span><text:span text:style-name="T125">HYPERLINK "http://wot.wikia.com/index.php?title=Stedding&amp;action=edit&amp;section=6"</text:span><draw:frame text:anchor-type="as-char" svg:width="76.20mm" svg:height="25.40mm" style:rel-width="scale" style:rel-height="scale"><draw:object-ole xlink:href="OleObj5"/><draw:image xlink:href="ObjectReplacements/OleObj5"/></draw:frame><text:a xlink:href="http://wot.wikia.com/index.php?title=Stedding&amp;action=edit&amp;section=6"><text:span text:style-name="T128">Edit</text:span></text:a><text:span text:style-name="T129"/></text:p>
      <text:list text:style-name="L9">
        <text:list-item>
          <text:p text:style-name="P9"><text:span text:style-name="T130">Stedding</text:span><text:span text:style-name="T131"><text:s/>Yontiang</text:span></text:p>
        </text:list-item>
      </text:list>
      <text:p text:style-name="P10"><text:span text:style-name="T132">Between the Dragonwall and the River Erinin</text:span><text:span text:style-name="T133">HYPERLINK "http://wot.wikia.com/index.php?title=Stedding&amp;action=edit&amp;section=7"</text:span><draw:frame text:anchor-type="as-char" svg:width="76.20mm" svg:height="25.40mm" style:rel-width="scale" style:rel-height="scale"><draw:object-ole xlink:href="OleObj6"/><draw:image xlink:href="ObjectReplacements/OleObj6"/></draw:frame><text:a xlink:href="http://wot.wikia.com/index.php?title=Stedding&amp;action=edit&amp;section=7"><text:span text:style-name="T136">Edit</text:span></text:a><text:span text:style-name="T137"/></text:p>
      <text:list text:style-name="L11">
        <text:list-item>
          <text:p text:style-name="P11"><text:span text:style-name="T138">Stedding</text:span><text:span text:style-name="T139"><text:s/>Nurshang </text:span></text:p>
        </text:list-item>
        <text:list-item>
          <text:p text:style-name="P11"><text:span text:style-name="T140">Stedding</text:span><text:span text:style-name="T141"><text:s/></text:span><text:a xlink:href="/wiki/Stedding_Tsofu"><text:span text:style-name="T143">Tsofu</text:span></text:a><text:span text:style-name="T144"><text:s/></text:span></text:p>
        </text:list-item>
        <text:list-item>
          <text:p text:style-name="P11"><text:span text:style-name="T145">Stedding</text:span><text:span text:style-name="T146"><text:s/>Cantoino </text:span></text:p>
        </text:list-item>
        <text:list-item>
          <text:p text:style-name="P11"><text:span text:style-name="T147">Stedding</text:span><text:span text:style-name="T148"><text:s/>Jenshin</text:span></text:p>
        </text:list-item>
      </text:list>
      <text:p text:style-name="P12"><text:span text:style-name="T149">The Borderlands</text:span><text:span text:style-name="T150">HYPERLINK "http://wot.wikia.com/index.php?title=Stedding&amp;action=edit&amp;section=8"</text:span><draw:frame text:anchor-type="as-char" svg:width="76.20mm" svg:height="25.40mm" style:rel-width="scale" style:rel-height="scale"><draw:object-ole xlink:href="OleObj7"/><draw:image xlink:href="ObjectReplacements/OleObj7"/></draw:frame><text:a xlink:href="http://wot.wikia.com/index.php?title=Stedding&amp;action=edit&amp;section=8"><text:span text:style-name="T153">Edit</text:span></text:a><text:span text:style-name="T154"/></text:p>
      <text:list text:style-name="L13">
        <text:list-item>
          <text:p text:style-name="P13"><text:span text:style-name="T155">In<text:s/></text:span><text:a xlink:href="/wiki/Saldea"><text:span text:style-name="T157">Saldea</text:span></text:a><text:span text:style-name="T158"><text:s/></text:span></text:p>
        </text:list-item>
        <text:list-item>
          <text:p text:style-name="P14"><text:span text:style-name="T159">Stedding</text:span><text:span text:style-name="T160"><text:s/>Chosium </text:span></text:p>
        </text:list-item>
        <text:list-item>
          <text:p text:style-name="P14"><text:span text:style-name="T161">Stedding</text:span><text:span text:style-name="T162"><text:s/>Jongai </text:span></text:p>
        </text:list-item>
        <text:list-item>
          <text:p text:style-name="P14"><text:span text:style-name="T163">Stedding</text:span><text:span text:style-name="T164"><text:s/>Saishen</text:span></text:p>
        </text:list-item>
        <text:list-item>
          <text:p text:style-name="P15"><text:span text:style-name="T164">In<text:s/></text:span><text:a xlink:href="/wiki/Kandor"><text:span text:style-name="T166">Kandor</text:span></text:a><text:span text:style-name="T167"><text:s/></text:span></text:p>
        </text:list-item>
        <text:list-item>
          <text:p text:style-name="P16"><text:span text:style-name="T168">Stedding</text:span><text:span text:style-name="T169"><text:s/>Chiantal</text:span></text:p>
        </text:list-item>
        <text:list-item>
          <text:p text:style-name="P17"><text:span text:style-name="T169">In<text:s/></text:span><text:a xlink:href="/wiki/Arafel"><text:span text:style-name="T171">Arafel</text:span></text:a><text:span text:style-name="T172"><text:s/></text:span></text:p>
        </text:list-item>
        <text:list-item>
          <text:p text:style-name="P18"><text:span text:style-name="T173">Stedding</text:span><text:span text:style-name="T174"><text:s/>Shanjing (not to be confused with<text:s/></text:span><text:span text:style-name="T175">Stedding</text:span><text:span text:style-name="T176"><text:s/>Shajin) </text:span></text:p>
        </text:list-item>
        <text:list-item>
          <text:p text:style-name="P18"><text:span text:style-name="T177">Stedding</text:span><text:span text:style-name="T178"><text:s/>Tanhal</text:span></text:p>
        </text:list-item>
        <text:list-item>
          <text:p text:style-name="P19"><text:span text:style-name="T178">In<text:s/></text:span><text:a xlink:href="/wiki/Shienar"><text:span text:style-name="T180">Shienar</text:span></text:a><text:span text:style-name="T181"><text:s/></text:span></text:p>
        </text:list-item>
        <text:list-item>
          <text:p text:style-name="P20"><text:span text:style-name="T182">Stedding</text:span><text:span text:style-name="T183"><text:s/>Sholoon</text:span></text:p>
        </text:list-item>
      </text:list>
      <text:p text:style-name="P21"><text:span text:style-name="T184">Black Hills</text:span><text:span text:style-name="T185">HYPERLINK "http://wot.wikia.com/index.php?title=Stedding&amp;action=edit&amp;section=9"</text:span><draw:frame text:anchor-type="as-char" svg:width="76.20mm" svg:height="25.40mm" style:rel-width="scale" style:rel-height="scale"><draw:object-ole xlink:href="OleObj8"/><draw:image xlink:href="ObjectReplacements/OleObj8"/></draw:frame><text:a xlink:href="http://wot.wikia.com/index.php?title=Stedding&amp;action=edit&amp;section=9"><text:span text:style-name="T188">Edit</text:span></text:a><text:span text:style-name="T189"/></text:p>
      <text:list text:style-name="L22">
        <text:list-item>
          <text:p text:style-name="P22"><text:span text:style-name="T190">Stedding</text:span><text:span text:style-name="T191"><text:s/>Feindu </text:span></text:p>
        </text:list-item>
        <text:list-item>
          <text:p text:style-name="P22"><text:span text:style-name="T192">Stedding</text:span><text:span text:style-name="T193"><text:s/>Shajin (not to be confused with<text:s/></text:span><text:span text:style-name="T194">Stedding</text:span><text:span text:style-name="T195"><text:s/>Shanjing) </text:span></text:p>
        </text:list-item>
        <text:list-item>
          <text:p text:style-name="P22"><text:span text:style-name="T196">Stedding</text:span><text:span text:style-name="T197"><text:s/></text:span><text:a xlink:href="/wiki/Stedding_Jentoine"><text:span text:style-name="T199">Jentoine</text:span></text:a><text:span text:style-name="T200"/></text:p>
        </text:list-item>
      </text:list>
      <text:p text:style-name="P23"><text:span text:style-name="T201">Forests north of River Ivo</text:span><text:span text:style-name="T202">HYPERLINK "http://wot.wikia.com/index.php?title=Stedding&amp;action=edit&amp;section=10"</text:span><draw:frame text:anchor-type="as-char" svg:width="76.20mm" svg:height="25.40mm" style:rel-width="scale" style:rel-height="scale"><draw:object-ole xlink:href="OleObj9"/><draw:image xlink:href="ObjectReplacements/OleObj9"/></draw:frame><text:a xlink:href="http://wot.wikia.com/index.php?title=Stedding&amp;action=edit&amp;section=10"><text:span text:style-name="T205">Edit</text:span></text:a><text:span text:style-name="T206"/></text:p>
      <text:list text:style-name="L24">
        <text:list-item>
          <text:p text:style-name="P24"><text:span text:style-name="T207">Stedding</text:span><text:span text:style-name="T208"><text:s/>Shamendar </text:span></text:p>
        </text:list-item>
        <text:list-item>
          <text:p text:style-name="P24"><text:span text:style-name="T209">Stedding</text:span><text:span text:style-name="T210"><text:s/>Taishin </text:span></text:p>
        </text:list-item>
        <text:list-item>
          <text:p text:style-name="P24"><text:span text:style-name="T211">Stedding</text:span><text:span text:style-name="T212"><text:s/>Leitiang </text:span></text:p>
        </text:list-item>
        <text:list-item>
          <text:p text:style-name="P24"><text:span text:style-name="T213">Stedding</text:span><text:span text:style-name="T214"><text:s/>Tsochan</text:span></text:p>
        </text:list-item>
      </text:list>
      <text:p text:style-name="P25"><text:span text:style-name="T215">Mountains north of the River Dhagon</text:span><text:span text:style-name="T216">HYPERLINK "http://wot.wikia.com/index.php?title=Stedding&amp;action=edit&amp;section=11"</text:span><draw:frame text:anchor-type="as-char" svg:width="76.20mm" svg:height="25.40mm" style:rel-width="scale" style:rel-height="scale"><draw:object-ole xlink:href="OleObj10"/><draw:image xlink:href="ObjectReplacements/OleObj10"/></draw:frame><text:a xlink:href="http://wot.wikia.com/index.php?title=Stedding&amp;action=edit&amp;section=11"><text:span text:style-name="T219">Edit</text:span></text:a><text:span text:style-name="T220"/></text:p>
      <text:list text:style-name="L26">
        <text:list-item>
          <text:p text:style-name="P26"><text:span text:style-name="T221">Stedding</text:span><text:span text:style-name="T222"><text:s/>Mintai </text:span></text:p>
        </text:list-item>
        <text:list-item>
          <text:p text:style-name="P26"><text:span text:style-name="T223">Stedding</text:span><text:span text:style-name="T224"><text:s/>Wenchen</text:span></text:p>
        </text:list-item>
      </text:list>
      <text:p text:style-name="P27"><text:span text:style-name="T225">Mountians of Mist</text:span><text:span text:style-name="T226">HYPERLINK "http://wot.wikia.com/index.php?title=Stedding&amp;action=edit&amp;section=12"</text:span><draw:frame text:anchor-type="as-char" svg:width="76.20mm" svg:height="25.40mm" style:rel-width="scale" style:rel-height="scale"><draw:object-ole xlink:href="OleObj11"/><draw:image xlink:href="ObjectReplacements/OleObj11"/></draw:frame><text:a xlink:href="http://wot.wikia.com/index.php?title=Stedding&amp;action=edit&amp;section=12"><text:span text:style-name="T229">Edit</text:span></text:a><text:span text:style-name="T230"/></text:p>
      <text:list text:style-name="L28">
        <text:list-item>
          <text:p text:style-name="P28"><text:span text:style-name="T231">Stedding</text:span><text:span text:style-name="T232"><text:s/>Chinden </text:span></text:p>
        </text:list-item>
        <text:list-item>
          <text:p text:style-name="P28"><text:span text:style-name="T233">Stedding</text:span><text:span text:style-name="T234"><text:s/>Tsofan </text:span></text:p>
        </text:list-item>
        <text:list-item>
          <text:p text:style-name="P28"><text:span text:style-name="T235">Stedding</text:span><text:span text:style-name="T236"><text:s/>Yandar </text:span></text:p>
        </text:list-item>
        <text:list-item>
          <text:p text:style-name="P28"><text:span text:style-name="T237">Stedding</text:span><text:span text:style-name="T238"><text:s/>Madan </text:span></text:p>
        </text:list-item>
        <text:list-item>
          <text:p text:style-name="P28"><text:span text:style-name="T239">Stedding</text:span><text:span text:style-name="T240"><text:s/>Jinsiun </text:span></text:p>
        </text:list-item>
        <text:list-item>
          <text:p text:style-name="P28"><text:span text:style-name="T241">Stedding</text:span><text:span text:style-name="T242"><text:s/>Shangloon</text:span></text:p>
        </text:list-item>
      </text:list>
      <text:p text:style-name="P29"><text:span text:style-name="T243">The Shadow Coast</text:span><text:span text:style-name="T244">HYPERLINK "http://wot.wikia.com/index.php?title=Stedding&amp;action=edit&amp;section=13"</text:span><draw:frame text:anchor-type="as-char" svg:width="76.20mm" svg:height="25.40mm" style:rel-width="scale" style:rel-height="scale"><draw:object-ole xlink:href="OleObj12"/><draw:image xlink:href="ObjectReplacements/OleObj12"/></draw:frame><text:a xlink:href="http://wot.wikia.com/index.php?title=Stedding&amp;action=edit&amp;section=13"><text:span text:style-name="T247">Edit</text:span></text:a><text:span text:style-name="T248"/></text:p>
      <text:list text:style-name="L30">
        <text:list-item>
          <text:p text:style-name="P30"><text:span text:style-name="T249">Stedding</text:span><text:span text:style-name="T250"><text:s/>Shadoon </text:span></text:p>
        </text:list-item>
        <text:list-item>
          <text:p text:style-name="P30"><text:span text:style-name="T251">Stedding</text:span><text:span text:style-name="T252"><text:s/>Mardoon</text:span></text:p>
        </text:list-item>
      </text:list>
      <text:p text:style-name="P31"><text:span text:style-name="T253"/></text:p>
      <text:p text:style-name="P31"><text:span text:style-name="T254">See Image: wotmapdetail[1]<text:s text:c="2"/>for stedding locations.</text:span><text:span text:style-name="T2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